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3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4-01-1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3-10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3-08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3-04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3-01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2-10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2-07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2-04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2-01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1-09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1-06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1-03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0-12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0-10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0-04-1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20-01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9-10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9-07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9-04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9-01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8-10-1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8-07-1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8-04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8-01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7-10-1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7-07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7-04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7-01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6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6-07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6-04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6-01-1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5-10-1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5-07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5-05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5-04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5-01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4-10-1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4-07-1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4-04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4-01-16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3-10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3-07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3-04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3-01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2-10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2-07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2-04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2-01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1-10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1-07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1-04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1-01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0-10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0-07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0-04-0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0-01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9-10-2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9-07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9-04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9-01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8-10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8-07-15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8-04-16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8-03-0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8-01-1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7-10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7-07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7-04-1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7-01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6-10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6-04-1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6-02-1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6-01-1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12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11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10-14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9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8-1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7-1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6-1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5-17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4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3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2-1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5-01-1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11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10-1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9-1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8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7-1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6-17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5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4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3-1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2-1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4-01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12-1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11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10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8-1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7-1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6-16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5-1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3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0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6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9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8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c13-03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197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42" meta:object-count="0"/>
    <meta:user-defined meta:name="AppVersion">3.0</meta:user-defined>
  </office:meta>
</office:document-meta>
</file>